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5.29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66.51pt"/>
    </style:style>
    <style:style style:name="co6" style:family="table-column">
      <style:table-column-properties fo:break-before="auto" style:column-width="144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46.0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C-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Client Starts. Waits For Haanrad Connectio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</text:p>
          </table:table-cell>
          <table:table-cell office:value-type="string" calcext:value-type="string">
            <text:p>--DEBUG</text:p>
          </table:table-cell>
          <table:table-cell table:number-columns-repeated="2" office:value-type="string" calcext:value-type="string">
            <text:p>Client Starts in Debug. Waits For Haanrad Connec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C-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Ctrl +C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Client Shutsdown. Terminates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C-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Haanrad Connect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Interactive Mode Enables Prompting Us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C-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Haanrad Connects</text:p>
          </table:table-cell>
          <table:table-cell office:value-type="string" calcext:value-type="string">
            <text:p>--DEBUG</text:p>
          </table:table-cell>
          <table:table-cell table:number-columns-repeated="2" office:value-type="string" calcext:value-type="string">
            <text:p>Interactive Mode Enables Prompting Use. Debug Output <text:s/>Also Prints Regularil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Send hexec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TLS packet sends comman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Send hlisten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TLS packet sends comman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Send hsync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TLS packet sends comman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C-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Enter ‘check’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Client checks for messages from Haanrad, prompting none if there are non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C-1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Enter ‘bufcheck’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Client prints out the contents of the current buffer to conso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1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Enter ‘bufclear’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Client clears the contents of the current buffer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H-1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rror That Client IP is requir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H-2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-c 127.0.0.1</text:p>
          </table:table-cell>
          <table:table-cell table:number-columns-repeated="2" office:value-type="string" calcext:value-type="string">
            <text:p>Haanrad Starts. Not Outpu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H-3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-c 127.0.0.1 --DEBUG</text:p>
          </table:table-cell>
          <table:table-cell table:number-columns-repeated="2" office:value-type="string" calcext:value-type="string">
            <text:p>Haanrad Starts. Debug Outpu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H-4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-c 127.0.0.1 --HINT</text:p>
          </table:table-cell>
          <table:table-cell table:number-columns-repeated="2" office:value-type="string" calcext:value-type="string">
            <text:p>Haanrad Starts. Rename has -bd appended to it in ps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H-5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 2) Visit A Website</text:p>
          </table:table-cell>
          <table:table-cell office:value-type="string" calcext:value-type="string">
            <text:p>-c 127.0.0.1</text:p>
          </table:table-cell>
          <table:table-cell table:number-columns-repeated="2" office:value-type="string" calcext:value-type="string">
            <text:p>Haanrad Starts. On Visit Website DNS Request sent to clien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style-name="Default" office:value-type="string" calcext:value-type="string">
            <text:p>H-6</text:p>
          </table:table-cell>
          <table:table-cell table:style-name="Default" office:value-type="string" calcext:value-type="string">
            <text:p>Haanrad</text:p>
          </table:table-cell>
          <table:table-cell office:value-type="string" calcext:value-type="string">
            <text:p>1) Start Haanrad with config file</text:p>
          </table:table-cell>
          <table:table-cell office:value-type="string" calcext:value-type="string">
            <text:p>-c 127.0.0.1 -t 10</text:p>
          </table:table-cell>
          <table:table-cell table:number-columns-repeated="2" office:value-type="string" calcext:value-type="string">
            <text:p>All configurations read in correctly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style-name="Default" office:value-type="string" calcext:value-type="string">
            <text:p>H-7</text:p>
          </table:table-cell>
          <table:table-cell table:style-name="Default" office:value-type="string" calcext:value-type="string">
            <text:p>Haanrad</text:p>
          </table:table-cell>
          <table:table-cell office:value-type="string" calcext:value-type="string">
            <text:p>1) Start Haanrad with config file and console commands</text:p>
          </table:table-cell>
          <table:table-cell office:value-type="string" calcext:value-type="string">
            <text:p>On Console: --DEBUG | On file: -c 127.0.0.1 -t 10</text:p>
          </table:table-cell>
          <table:table-cell table:number-columns-repeated="2" office:value-type="string" calcext:value-type="string">
            <text:p>All configurations read in correctly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HC-1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exec ls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table:number-columns-repeated="2" office:value-type="string" calcext:value-type="string">
            <text:p>Haanrad Connects. Request is sent, response comes back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HC-2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exec ifconfig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table:number-columns-repeated="2" office:value-type="string" calcext:value-type="string">
            <text:p>Haanrad Connects. Request is sent, response comes back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HC-3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listen /haanrad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table:number-columns-repeated="2" office:value-type="string" calcext:value-type="string">
            <text:p>Haanrad Connects. Request is sent, response comes back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HC-4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sync /haanrad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table:number-columns-repeated="2" office:value-type="string" calcext:value-type="string">
            <text:p>Haanrad Connects. Request is sent, response comes back. File is syncd localy in ./sync folder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4:45:22.032680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1-29T17:50:48.489618991</meta:creation-date>
    <meta:generator>LibreOffice/5.1.5.2$Linux_X86_64 LibreOffice_project/10$Build-2</meta:generator>
    <dc:date>2016-11-30T15:17:41.306996264</dc:date>
    <meta:editing-duration>PT1H42M7S</meta:editing-duration>
    <meta:editing-cycles>30</meta:editing-cycles>
    <meta:document-statistic meta:table-count="1" meta:cell-count="161" meta:object-count="0"/>
  </office:meta>
</office:document-meta>
</file>